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694ee" officeooo:paragraph-rsid="000694ee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7bcda" officeooo:paragraph-rsid="0007bcda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0a1083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7bcda" officeooo:paragraph-rsid="000cf02b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840a1" officeooo:paragraph-rsid="000840a1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c3f2" officeooo:paragraph-rsid="000cc3f2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0e30e8" officeooo:paragraph-rsid="000e30e8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P12" style:family="paragraph" style:parent-style-name="Standard">
      <style:text-properties officeooo:paragraph-rsid="000a1083"/>
    </style:style>
    <style:style style:name="P13" style:family="paragraph" style:parent-style-name="Standard">
      <style:text-properties officeooo:paragraph-rsid="000cc3f2"/>
    </style:style>
    <style:style style:name="P14" style:family="paragraph" style:parent-style-name="Standard">
      <style:text-properties officeooo:rsid="000cc3f2" officeooo:paragraph-rsid="000cc3f2"/>
    </style:style>
    <style:style style:name="P15" style:family="paragraph" style:parent-style-name="Standard">
      <style:text-properties officeooo:rsid="000cf02b" officeooo:paragraph-rsid="0011ce48"/>
    </style:style>
    <style:style style:name="P16" style:family="paragraph" style:parent-style-name="Standard">
      <style:text-properties officeooo:paragraph-rsid="000cf02b"/>
    </style:style>
    <style:style style:name="P17" style:family="paragraph" style:parent-style-name="Standard">
      <style:text-properties officeooo:rsid="000e30e8" officeooo:paragraph-rsid="000e30e8"/>
    </style:style>
    <style:style style:name="P18" style:family="paragraph" style:parent-style-name="Standard">
      <style:text-properties officeooo:rsid="0010c1a6" officeooo:paragraph-rsid="0010c1a6"/>
    </style:style>
    <style:style style:name="P19" style:family="paragraph" style:parent-style-name="Standard">
      <style:text-properties officeooo:rsid="0013259c" officeooo:paragraph-rsid="0013259c"/>
    </style:style>
    <style:style style:name="T1" style:family="text">
      <style:text-properties officeooo:rsid="0007bcda"/>
    </style:style>
    <style:style style:name="T2" style:family="text">
      <style:text-properties officeooo:rsid="000840a1"/>
    </style:style>
    <style:style style:name="T3" style:family="text">
      <style:text-properties officeooo:rsid="000a1083"/>
    </style:style>
    <style:style style:name="T4" style:family="text">
      <style:text-properties style:font-name="바탕" fo:font-size="12pt" style:font-name-asian="바탕" style:font-size-asian="12pt" style:font-size-complex="12pt"/>
    </style:style>
    <style:style style:name="T5" style:family="text">
      <style:text-properties style:font-name="바탕" fo:font-size="12pt" officeooo:rsid="000a1083" style:font-name-asian="바탕" style:font-size-asian="12pt" style:font-size-complex="12pt"/>
    </style:style>
    <style:style style:name="T6" style:family="text">
      <style:text-properties style:font-name="바탕" fo:font-size="12pt" officeooo:rsid="000cc3f2" style:font-name-asian="바탕" style:font-size-asian="12pt" style:font-size-complex="12pt"/>
    </style:style>
    <style:style style:name="T7" style:family="text">
      <style:text-properties style:font-name="바탕" fo:font-size="12pt" officeooo:rsid="0007bcda" style:font-name-asian="바탕" style:font-size-asian="12pt" style:font-size-complex="12pt"/>
    </style:style>
    <style:style style:name="T8" style:family="text">
      <style:text-properties style:font-name="바탕" fo:font-size="12pt" officeooo:rsid="000cf02b" style:font-name-asian="바탕" style:font-size-asian="12pt" style:font-size-complex="12pt"/>
    </style:style>
    <style:style style:name="T9" style:family="text">
      <style:text-properties style:font-name="바탕" fo:font-size="12pt" officeooo:rsid="000e30e8" style:font-name-asian="바탕" style:font-size-asian="12pt" style:font-size-complex="12pt"/>
    </style:style>
    <style:style style:name="T10" style:family="text">
      <style:text-properties style:font-name="바탕" fo:font-size="12pt" officeooo:rsid="0011ce48" style:font-name-asian="바탕" style:font-size-asian="12pt" style:font-size-complex="12pt"/>
    </style:style>
    <style:style style:name="T11" style:family="text">
      <style:text-properties officeooo:rsid="000e30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</text:p>
      <text:p text:style-name="P1">- Series</text:p>
      <text:p text:style-name="P1">- DataFrame</text:p>
      <text:p text:style-name="P2">from pandas import Series, DataFrame; import pandas as pd; <text:span text:style-name="T2">import numpy as np</text:span></text:p>
      <text:p text:style-name="P1">Pandas - <text:s/>function </text:p>
      <text:p text:style-name="P6">1.1</text:p>
      <text:p text:style-name="P2">x = Series</text:p>
      <text:p text:style-name="P1">x.astype 내부 성분</text:p>
      <text:p text:style-name="P1">x.astype() 데이터 타입 변경</text:p>
      <text:p text:style-name="P1">x.index <text:span text:style-name="T1">index 보기</text:span></text:p>
      <text:p text:style-name="P1">x.value <text:span text:style-name="T1">value 보기 </text:span></text:p>
      <text:p text:style-name="P5">x.dtype data type 보기 </text:p>
      <text:p text:style-name="P6">x.reindex() index 재설정</text:p>
      <text:p text:style-name="P7">x.drop() 삭제</text:p>
      <text:p text:style-name="P8">x.add(y) 합</text:p>
      <text:p text:style-name="P8">x.sub(y) 차</text:p>
      <text:p text:style-name="P8">x.mul(y) 곱</text:p>
      <text:p text:style-name="P8">x.div(y) 나누기</text:p>
      <text:p text:style-name="P8">x.sort_index<text:span text:style-name="T11">()</text:span> index 정렬</text:p>
      <text:p text:style-name="P8">x.sort_values<text:span text:style-name="T11">()</text:span> value 정렬</text:p>
      <text:p text:style-name="P8">x.rank 등수 매기기</text:p>
      <text:p text:style-name="P9">x.apply(function) </text:p>
      <text:p text:style-name="P9"/>
      <text:p text:style-name="P9">x.sum() 합 </text:p>
      <text:p text:style-name="P9">x.mean() 평균</text:p>
      <text:p text:style-name="P9">x.var() 분산</text:p>
      <text:p text:style-name="P9">x.std() 표준편차</text:p>
      <text:p text:style-name="P9">x.max() 최대</text:p>
      <text:p text:style-name="P9">x.min() 최소</text:p>
      <text:p text:style-name="P9">x.idxmax() 최대인 index</text:p>
      <text:p text:style-name="P9">x.idxmin() 최소인 index</text:p>
      <text:p text:style-name="P9">x.cumsum() 누적 합</text:p>
      <text:p text:style-name="P9">x.cumprod() 누적 곱</text:p>
      <text:p text:style-name="P9">x.cummin() 해당 index까지 중에서 최소값</text:p>
      <text:p text:style-name="P9">x.cummax() 해당 index까지 중에서 최대값</text:p>
      <text:p text:style-name="P10">x.count() NaN 제외한 갯수</text:p>
      <text:p text:style-name="P10">x.describe() 여러가지 정보</text:p>
      <text:p text:style-name="P10">x.unique() 유일값</text:p>
      <text:p text:style-name="P4"/>
      <text:p text:style-name="P12"><text:span text:style-name="T5">1.2</text:span></text:p>
      <text:p text:style-name="P2">x = DataFrame</text:p>
      <text:p text:style-name="P2">x.astype 내부 성분</text:p>
      <text:p text:style-name="P2">x.dtypes 열 <text:span text:style-name="T3">data type</text:span></text:p>
      <text:p text:style-name="P2">x.columns 열 이름 보기</text:p>
      <text:p text:style-name="P2">x.index <text:span text:style-name="T3">index 보기</text:span></text:p>
      <text:p text:style-name="P2">x.values <text:span text:style-name="T3">value 보기</text:span></text:p>
      <text:p text:style-name="P6">x.reindex() index 재설정</text:p>
      <text:p text:style-name="P6">x.T transpose</text:p>
      <text:p text:style-name="P6">x.info 정보 보기</text:p>
      <text:p text:style-name="P6">x.info() 정보 보기</text:p>
      <text:p text:style-name="P8">x.sort_index index<text:span text:style-name="T11">()</text:span> 정렬</text:p>
      <text:p text:style-name="P8">x.sort_values value<text:span text:style-name="T11">()</text:span> 정렬</text:p>
      <text:p text:style-name="P16"><text:soft-page-break/><text:span text:style-name="T8">x[].isin() 포함</text:span></text:p>
      <text:p text:style-name="P17"><text:span text:style-name="T8">x</text:span><text:span text:style-name="T4">[~].isin() 안포함</text:span></text:p>
      <text:p text:style-name="P18"><text:span text:style-name="T4">x.groupby() </text:span></text:p>
      <text:p text:style-name="P6"/>
      <text:p text:style-name="P6">1.2.1</text:p>
      <text:p text:style-name="P6">해당 행, 열 선택하는 3가지 함수</text:p>
      <text:p text:style-name="P6">x.ix<text:span text:style-name="T11">[]</text:span></text:p>
      <text:p text:style-name="P6">x.loc<text:span text:style-name="T11">[]</text:span> index name</text:p>
      <text:p text:style-name="P6">x.iloc<text:span text:style-name="T11">[]</text:span> index number</text:p>
      <text:p text:style-name="P6"/>
      <text:p text:style-name="P7">1.2.2</text:p>
      <text:p text:style-name="P7">x.at<text:span text:style-name="T11">[]</text:span> 추가, 수정</text:p>
      <text:p text:style-name="P7">x.drop<text:span text:style-name="T11">[]</text:span> 삭제</text:p>
      <text:p text:style-name="P7">x.set_value<text:span text:style-name="T11">[]</text:span> 추가</text:p>
      <text:p text:style-name="P7">x.iat<text:span text:style-name="T11">[]</text:span> 수정</text:p>
      <text:p text:style-name="P9">x.rename(index) index 수정</text:p>
      <text:p text:style-name="P9">x.rename(columns) column 수정</text:p>
      <text:p text:style-name="P9">x.dropna() NaN 삭제 </text:p>
      <text:p text:style-name="P9">x.fillna(y) NaN → y</text:p>
      <text:p text:style-name="P9">x.apply(function) </text:p>
      <text:p text:style-name="P9"/>
      <text:p text:style-name="P11">1.2.3</text:p>
      <text:p text:style-name="P11">x.join(y) join</text:p>
      <text:p text:style-name="P7"/>
      <text:p text:style-name="P7">1.3 </text:p>
      <text:p text:style-name="P7">pd</text:p>
      <text:p text:style-name="P13"><text:span text:style-name="T7">p</text:span><text:span text:style-name="T6">d</text:span><text:span text:style-name="T7">.isnull(x) NaN 은 True</text:span></text:p>
      <text:p text:style-name="P13"><text:span text:style-name="T6">pd</text:span><text:span text:style-name="T7">.notnull(x) NaN 은 False</text:span></text:p>
      <text:p text:style-name="P14"><text:span text:style-name="T7">p</text:span><text:span text:style-name="T4">d.concat([]) DataFrame 붙이기</text:span></text:p>
      <text:p text:style-name="P15"><text:span text:style-name="T4">pd.read_csv</text:span><text:span text:style-name="T9">()</text:span><text:span text:style-name="T4"> csv file 불러오기</text:span></text:p>
      <text:p text:style-name="P15"><text:span text:style-name="T10">pd.set_option() 설정</text:span><text:span text:style-name="T4"> </text:span></text:p>
      <text:p text:style-name="P19"><text:span text:style-name="T4">pd.marge() join</text:span></text:p>
      <text:p text:style-name="P7"/>
      <text:p text:style-name="P3"/>
      <text:p text:style-name="P6">numpy </text:p>
      <text:p text:style-name="P6">2.1</text:p>
      <text:p text:style-name="P6">x = np</text:p>
      <text:p text:style-name="P7">np.nan NaN</text:p>
      <text:p text:style-name="P6">x.arange() 숫자생성</text:p>
      <text:p text:style-name="P6">x.arange().reshape() 행*열 숫자생성</text:p>
      <text:p text:style-name="P10">x.isnan(y) NaN 판정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7:53:22.454000000</meta:creation-date>
    <dc:date>2019-09-19T19:02:05.562000000</dc:date>
    <meta:editing-duration>PT47M27S</meta:editing-duration>
    <meta:editing-cycles>11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85" meta:word-count="332" meta:character-count="1346" meta:non-whitespace-character-count="1189"/>
  </office:meta>
</office:document-meta>
</file>